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02cm" fo:min-width="2.362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2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324cm" fo:min-width="5.533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92cm" fo:min-width="2.40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835cm" fo:min-width="2.459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1.8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4.309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037cm" fo:min-width="3.2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79cm" fo:min-width="8.013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474cm" fo:min-width="1.012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8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layout" svg:width="4.745cm" svg:height="0.691cm" svg:x="14.431cm" svg:y="0.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layout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2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" draw:text-style-name="P4" draw:layer="layout" svg:width="4.572cm" svg:height="0.691cm" svg:x="20.628cm" svg:y="15cm">
          <text:p text:style-name="P3"><text:span text:style-name="T3">t2 = lastR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5" draw:layer="layout" svg:width="3.361cm" svg:height="0.421cm" draw:transform="rotate (-1.01211643323151) translate (20.417cm 8.596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SEND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9" draw:text-style-name="P5" draw:layer="layout" svg:width="3.36cm" svg:height="0.419cm" draw:transform="rotate (-2.60647470492833) translate (20.904cm 14.8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2" draw:layer="layout" svg:width="3.031cm" svg:height="3.031cm" svg:x="13.6cm" svg:y="9.076cm">
          <text:p text:style-name="P1"><text:span text:style-name="T1">E5</text:span></text:p>
          <text:p text:style-name="P1"><text:span text:style-name="T2">WAIT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layout" svg:width="2.862cm" svg:height="0.455cm" draw:transform="rotate (1.8160150867001) translate (15.119cm 15.288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" draw:text-style-name="P2" draw:layer="layout" svg:width="3.031cm" svg:height="3.031cm" svg:x="0.569cm" svg:y="10.2cm">
          <text:p text:style-name="P1"><text:span text:style-name="T1">E7</text:span></text:p>
          <text:p text:style-name="P1"><text:span text:style-name="T2">SEND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3" draw:text-style-name="P5" draw:layer="layout" svg:width="6.033cm" svg:height="0.574cm" draw:transform="rotate (-2.50873626681665) translate (13.798cm 12.425cm)">
          <text:p/>
          <draw:enhanced-geometry draw:mirror-horizontal="true" draw:mirror-vertical="true" svg:viewBox="0 0 6034 5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2" draw:layer="layout" svg:width="3.031cm" svg:height="3.031cm" svg:x="1.451cm" svg:y="3.169cm">
          <text:p text:style-name="P1"><text:span text:style-name="T1">E8</text:span></text:p>
          <text:p text:style-name="P1"><text:span text:style-name="T2">WAIT</text:span></text:p>
          <text:p text:style-name="P1"><text:span text:style-name="T2">DATA</text:span></text:p>
          <text:p text:style-name="P1"><text:span text:style-name="T2">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2" draw:layer="layout" svg:width="3.031cm" svg:height="3.031cm" svg:x="7.6cm" svg:y="4.969cm">
          <text:p text:style-name="P1"><text:span text:style-name="T1">E9</text:span></text:p>
          <text:p text:style-name="P1"><text:span text:style-name="T2">WAIT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6" draw:text-style-name="P5" draw:layer="layout" svg:width="2.906cm" svg:height="0.542cm" draw:transform="rotate (-2.79863545557291) translate (7.2cm 6.017cm)">
          <text:p/>
          <draw:enhanced-geometry draw:mirror-horizontal="false" draw:mirror-vertical="true" svg:viewBox="0 0 2907 543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7" draw:text-style-name="P5" draw:layer="layout" svg:width="2.959cm" svg:height="1.084cm" draw:transform="rotate (0.605803783367232) translate (8.248cm 3.949cm)">
          <text:p/>
          <draw:enhanced-geometry draw:mirror-horizontal="true" draw:mirror-vertical="true" svg:viewBox="0 0 2960 255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8" draw:text-style-name="P5" draw:layer="layout" svg:width="2.354cm" svg:height="0.234cm" draw:transform="rotate (2.44712614422125) translate (4.605cm 15cm)">
          <text:p/>
          <draw:enhanced-geometry draw:mirror-horizontal="true" draw:mirror-vertical="true" svg:viewBox="0 0 2355 23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19" draw:text-style-name="P7" draw:layer="layout" svg:width="4.089cm" svg:height="1.139cm" svg:x="21.138cm" svg:y="8.661cm">
          <text:p text:style-name="P6"><text:span text:style-name="T4">rxFrameAvailable</text:span></text:p>
          <text:p text:style-name="P6"><text:span text:style-name="T4">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4" draw:layer="layout" svg:width="7.886cm" svg:height="0.691cm" svg:x="17.4cm" svg:y="17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" draw:text-style-name="P4" draw:layer="layout" svg:width="3.086cm" svg:height="0.691cm" svg:x="17.4cm" svg:y="17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5" draw:layer="layout" svg:width="4.808cm" svg:height="0.182cm" draw:transform="skewX (-0.0109955742875643) rotate (-1.42174520867458) translate (13.38cm 4.4cm)">
          <text:p/>
          <draw:enhanced-geometry draw:mirror-horizontal="false" draw:mirror-vertical="false" svg:viewBox="0 0 4798 90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3" draw:text-style-name="P2" draw:layer="layout" svg:width="3.031cm" svg:height="3.031cm" svg:x="4.969cm" svg:y="13.769cm">
          <text:p text:style-name="P1"><text:span text:style-name="T1">E6</text:span></text:p>
          <text:p text:style-name="P1"><text:span text:style-name="T2">MEMORISE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4" draw:text-style-name="P4" draw:layer="layout" svg:width="3.607cm" svg:height="0.691cm" svg:x="9.2cm" svg:y="15.309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5" draw:text-style-name="P4" draw:layer="layout" svg:width="4.572cm" svg:height="0.691cm" svg:x="4.2cm" svg:y="16.8cm">
          <text:p text:style-name="P3"><text:span text:style-name="T3">t3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26" draw:text-style-name="P7" draw:layer="layout" svg:width="8.347cm" svg:height="0.695cm" svg:x="3.91cm" svg:y="9.957cm">
          <text:p text:style-name="P6"><text:span text:style-name="T6">pdDataRequest(TWR_MSG_TYPE_DATA_REPLY, t2,t3)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5" draw:layer="layout" svg:width="3.754cm" svg:height="1.287cm" draw:transform="rotate (1.42209427452498) translate (0.531cm 9.754cm)">
          <text:p/>
          <draw:enhanced-geometry draw:mirror-horizontal="true" draw:mirror-vertical="true" svg:viewBox="0 0 3755 12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8" draw:text-style-name="P5" draw:layer="layout" svg:width="8.513cm" svg:height="2.229cm" draw:transform="rotate (0.142069801112338) translate (2.654cm 0.805cm)">
          <text:p/>
          <draw:enhanced-geometry draw:mirror-horizontal="true" draw:mirror-vertical="true" svg:viewBox="0 0 8512 176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9" draw:text-style-name="P4" draw:layer="layout" svg:width="3.086cm" svg:height="0.691cm" svg:x="3.514cm" svg:y="10.652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4" draw:layer="layout" svg:width="3.196cm" svg:height="0.691cm" svg:x="1.6cm" svg:y="0.6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4" draw:layer="layout" svg:width="3.607cm" svg:height="0.691cm" svg:x="4.2cm" svg:y="6.6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4" draw:layer="layout" svg:width="4.745cm" svg:height="0.691cm" svg:x="7.6cm" svg:y="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3" draw:text-style-name="P7" draw:layer="layout" svg:width="3.784cm" svg:height="1.139cm" svg:x="5.698cm" svg:y="1.8cm">
          <text:p text:style-name="P6"><text:span text:style-name="T4">rxFrameAvailable</text:span></text:p>
          <text:p text:style-name="P6"><text:span text:style-name="T4">TWR_MSG_TYPE_ACK</text:span></text:p>
          <draw:enhanced-geometry draw:mirror-horizontal="false" draw:mirror-vertical="false" svg:viewBox="0 0 4382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4" draw:layer="layout" svg:width="3.196cm" svg:height="0.691cm" svg:x="13.804cm" svg:y="7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" draw:layer="layout" svg:width="1.512cm" svg:height="1.724cm" draw:transform="rotate (-1.1072368774652) translate (21.314cm 5.356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36" draw:text-style-name="P7" draw:layer="layout" svg:width="4.207cm" svg:height="1.139cm" svg:x="20.753cm" svg:y="4.661cm">
          <text:p text:style-name="P6"><text:span text:style-name="T4">rxFrameAvailable</text:span></text:p>
          <text:p text:style-name="P6"><text:span text:style-name="T4">!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4" draw:layer="layout" svg:width="4.745cm" svg:height="0.691cm" svg:x="20.4cm" svg:y="4.109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0-17">17/10/2017</text:date></text:span></text:p>
        </draw:text-box>
      </draw:frame>
      <draw:frame draw:name="Espace réservé du pied de page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thierry</meta:initial-creator>
    <dc:creator>Adrien </dc:creator>
    <meta:editing-cycles>26</meta:editing-cycles>
    <meta:creation-date>2017-02-03T13:58:42</meta:creation-date>
    <dc:date>2017-10-17T23:02:37.306767315</dc:date>
    <meta:editing-duration>PT1H51M37S</meta:editing-duration>
    <meta:generator>LibreOffice/5.2.7.2$Linux_X86_64 LibreOffice_project/20m0$Build-2</meta:generator>
    <meta:document-statistic meta:object-count="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